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2.098cm"/>
    </style:style>
    <style:style style:name="gr3" style:family="graphic" style:parent-style-name="objectwithoutfill">
      <style:graphic-properties svg:stroke-width="0.025cm" svg:stroke-color="#800000" draw:marker-start-width="0.237cm" draw:marker-end="Arrow" draw:marker-end-width="0.139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-color="#e6e6e6" draw:textarea-horizontal-align="justify" draw:textarea-vertical-align="top" draw:auto-grow-height="false" fo:min-height="4.83cm" fo:min-width="1.151cm"/>
    </style:style>
    <style:style style:name="gr5" style:family="graphic" style:parent-style-name="standard">
      <style:graphic-properties draw:stroke="none" draw:fill-color="#e6e6e6" draw:textarea-horizontal-align="justify" draw:textarea-vertical-align="top" draw:auto-grow-height="false" fo:min-height="2.036cm" fo:min-width="1.151cm"/>
    </style:style>
    <style:style style:name="gr6" style:family="graphic" style:parent-style-name="standard">
      <style:graphic-properties draw:stroke="none" draw:fill-color="#e6e6e6" draw:textarea-horizontal-align="justify" draw:textarea-vertical-align="top" draw:auto-grow-height="false" fo:min-height="11.053cm" fo:min-width="1.2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44cm"/>
    </style:style>
    <style:style style:name="gr8" style:family="graphic" style:parent-style-name="objectwithoutfill">
      <style:graphic-properties svg:stroke-width="0.025cm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/>
    </style:style>
    <style:style style:name="gr10" style:family="graphic" style:parent-style-name="objectwithoutfill">
      <style:graphic-properties draw:stroke="dash" draw:stroke-dash="Ultrafine_20_Dashed" svg:stroke-width="0.025cm" svg:stroke-color="#000000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7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6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67cm"/>
    </style:style>
    <style:style style:name="gr15" style:family="graphic" style:parent-style-name="objectwithoutfill">
      <style:graphic-properties draw:stroke="dash" draw:stroke-dash="Ultrafine_20_Dashed" svg:stroke-width="0.025cm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dash" draw:stroke-dash="Ultrafine_20_Dashed" draw:fill="solid" draw:fill-color="#f2f2f2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2f2f2" draw:textarea-horizontal-align="justify" draw:textarea-vertical-align="top" draw:auto-grow-height="fals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2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cm"/>
    </style:style>
    <style:style style:name="gr36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svg:stroke-width="0.02cm" svg:stroke-color="#8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2" style:family="graphic" style:parent-style-name="standard">
      <style:graphic-properties draw:stroke="none" draw:fill="none" fo:min-height="0.476cm"/>
    </style:style>
    <style:style style:name="gr43" style:family="graphic" style:parent-style-name="objectwithoutfill">
      <style:graphic-properties draw:marker-start="Arrow" draw:marker-start-width="0.15cm" draw:marker-end="Arrow" draw:marker-end-width="0.15cm" draw:fill="none" draw:textarea-vertical-align="middle"/>
    </style:style>
    <style:style style:name="gr44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svg:stroke-width="0.02cm" svg:stroke-color="#000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50" style:family="graphic" style:parent-style-name="standard">
      <style:graphic-properties draw:stroke="none" draw:fill="none" fo:min-height="0.949cm"/>
    </style:style>
    <style:style style:name="gr51" style:family="graphic" style:parent-style-name="objectwithoutfill">
      <style:graphic-properties svg:stroke-width="0.02cm" svg:stroke-color="#000080" draw:marker-start-width="0.15cm" draw:marker-end="Arrow" draw:marker-end-width="0.15cm" draw:fill="none" draw:textarea-vertical-align="middle" fo:padding-top="0.135cm" fo:padding-bottom="0.135cm" fo:padding-left="0.26cm" fo:padding-right="0.26cm"/>
    </style:style>
    <style:style style:name="gr52" style:family="graphic" style:parent-style-name="standard">
      <style:graphic-properties draw:stroke="none" draw:fill="none" fo:min-height="0.396cm"/>
    </style:style>
    <style:style style:name="gr5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>
      <style:graphic-properties draw:stroke="dash" draw:stroke-dash="Ultrafine_20_Dashed" svg:stroke-width="0.02cm" svg:stroke-color="#000080" draw:marker-start-width="0.15cm" draw:marker-end="Arrow" draw:marker-end-width="0.15cm" draw:fill="none" draw:textarea-vertical-align="middle" fo:padding-top="0.135cm" fo:padding-bottom="0.135cm" fo:padding-left="0.26cm" fo:padding-right="0.26cm"/>
    </style:style>
    <style:style style:name="gr79" style:family="graphic" style:parent-style-name="objectwithoutfill">
      <style:graphic-properties svg:stroke-color="#000080" draw:marker-start-width="0.15cm" draw:marker-end="Arrow" draw:marker-end-width="0.15cm" draw:fill="none" draw:textarea-vertical-align="middle"/>
    </style:style>
    <style:style style:name="gr80" style:family="graphic" style:parent-style-name="standard">
      <style:graphic-properties draw:stroke="none" draw:fill="none" fo:min-height="1.183cm"/>
    </style:style>
    <style:style style:name="gr8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>
      <style:graphic-properties svg:stroke-color="#800000" draw:marker-start="Arrow" draw:marker-start-width="0.15cm" draw:marker-end="Arrow" draw:marker-end-width="0.15cm" draw:fill="none" draw:textarea-vertical-align="middle"/>
    </style:style>
    <style:style style:name="gr102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08" style:family="graphic" style:parent-style-name="standard">
      <style:graphic-properties draw:textarea-horizontal-align="justify" draw:textarea-vertical-align="middle" draw:auto-grow-height="false"/>
    </style:style>
    <style:style style:name="gr109" style:family="graphic" style:parent-style-name="objectwithoutfill">
      <style:graphic-properties svg:stroke-color="#800000" draw:marker-start-width="0.15cm" draw:marker-end="Arrow" draw:marker-end-width="0.15cm" draw:fill="none" draw:textarea-vertical-align="middle"/>
    </style:style>
    <style:style style:name="gr110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111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112" style:family="graphic" style:parent-style-name="standard">
      <style:graphic-properties svg:stroke-color="#000080" draw:fill="solid" draw:fill-color="#cfe7f5" draw:opacity="50%" draw:textarea-horizontal-align="justify" draw:textarea-vertical-align="top" draw:auto-grow-height="false" draw:shadow-opacity="50%"/>
    </style:style>
    <style:style style:name="gr11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fill="solid" draw:fill-color="#e9ffe9" draw:textarea-horizontal-align="justify" draw:textarea-vertical-align="middle" draw:auto-grow-height="false"/>
    </style:style>
    <style:style style:name="gr13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>
      <style:graphic-properties draw:stroke="dash" draw:stroke-dash="Ultrafine_20_Dashed" draw:fill="solid" draw:fill-color="#cfe7f5" draw:opacity="50%" draw:textarea-horizontal-align="justify" draw:textarea-vertical-align="middle" draw:auto-grow-height="false" draw:shadow-opacity="50%"/>
    </style:style>
    <style:style style:name="gr155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>
      <style:graphic-properties svg:stroke-width="0.01cm" svg:stroke-color="#00008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61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7cm"/>
    </style:style>
    <style:style style:name="gr167" style:family="graphic" style:parent-style-name="objectwithoutfill">
      <style:graphic-properties svg:stroke-color="#000080" draw:marker-start="Arrow" draw:marker-start-width="0.15cm" draw:marker-end="Arrow" draw:marker-end-width="0.15cm" draw:fill="none" draw:textarea-vertical-align="middle"/>
    </style:style>
    <style:style style:name="gr168" style:family="graphic" style:parent-style-name="standard">
      <style:graphic-properties draw:stroke="none" draw:fill="none" fo:min-height="0.789cm"/>
    </style:style>
    <style:style style:name="gr16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objectwithoutfill">
      <style:graphic-properties svg:stroke-color="#000000" draw:marker-start="Arrow" draw:marker-start-width="0.15cm" draw:marker-end="Arrow" draw:marker-end-width="0.15cm" draw:fill="none" draw:textarea-vertical-align="middle"/>
    </style:style>
    <style:style style:name="gr190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8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666666"/>
    </style:style>
    <style:style style:name="P6" style:family="paragraph">
      <loext:graphic-properties draw:fill-color="#e6e6e6"/>
      <style:paragraph-properties fo:text-align="center"/>
      <style:text-properties fo:color="#666666"/>
    </style:style>
    <style:style style:name="P7" style:family="paragraph">
      <loext:graphic-properties draw:fill="none" draw:fill-color="#ffffff"/>
      <style:text-properties fo:color="#008000"/>
    </style:style>
    <style:style style:name="P8" style:family="paragraph">
      <loext:graphic-properties draw:fill="none" draw:fill-color="#ffffff"/>
      <style:text-properties fo:color="#800000"/>
    </style:style>
    <style:style style:name="P9" style:family="paragraph">
      <loext:graphic-properties draw:fill="none" draw:fill-color="#ffffff"/>
      <style:text-properties fo:color="#00008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2f2f2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2f2f2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-color="#cfe7f5" draw:secondary-fill-color="#99ccff" draw:fill-gradient-name="Gradient_20_7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text-properties fo:color="#800000" fo:font-size="10pt" style:font-size-asian="10pt" style:font-size-complex="10pt"/>
    </style:style>
    <style:style style:name="P19" style:family="paragraph">
      <loext:graphic-properties draw:fill="none"/>
      <style:text-properties fo:color="#000080"/>
    </style:style>
    <style:style style:name="P20" style:family="paragraph">
      <loext:graphic-properties draw:fill="none"/>
      <style:text-properties fo:color="#000080" fo:font-size="10pt" style:font-size-asian="10pt" style:font-size-complex="10pt"/>
    </style:style>
    <style:style style:name="P21" style:family="paragraph">
      <loext:graphic-properties draw:fill="none"/>
      <style:text-properties fo:color="#000080" fo:font-size="18pt"/>
    </style:style>
    <style:style style:name="P22" style:family="paragraph">
      <loext:graphic-properties draw:fill="solid" draw:fill-color="#e6e6e6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12pt"/>
    </style:style>
    <style:style style:name="P24" style:family="paragraph">
      <style:paragraph-properties fo:text-align="center"/>
      <style:text-properties fo:color="#000080" fo:font-size="10pt" style:font-size-asian="10pt" style:font-size-complex="10pt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 draw:fill-color="#cfe7f5" draw:opacity="50%"/>
      <style:paragraph-properties fo:text-align="center"/>
      <style:text-properties fo:color="#000080" fo:font-size="10pt" style:font-size-asian="10pt" style:font-size-complex="10pt"/>
    </style:style>
    <style:style style:name="P27" style:family="paragraph">
      <loext:graphic-properties draw:fill="solid" draw:fill-color="#e9ffe9"/>
      <style:paragraph-properties fo:text-align="center"/>
      <style:text-properties fo:font-size="10pt" style:font-size-asian="10pt" style:font-size-complex="10pt"/>
    </style:style>
    <style:style style:name="P28" style:family="paragraph">
      <loext:graphic-properties draw:fill="solid" draw:fill-color="#cfe7f5" draw:opacity="50%"/>
      <style:paragraph-properties fo:text-align="center"/>
    </style:style>
    <style:style style:name="P29" style:family="paragraph">
      <loext:graphic-properties draw:fill="none" draw:fill-color="#ffffff"/>
      <style:text-properties fo:color="#000080" fo:font-size="12pt" style:font-size-asian="12pt" style:font-size-complex="12pt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800000" fo:font-size="10.5pt" style:font-size-asian="10.5pt" style:font-size-complex="10.5pt"/>
    </style:style>
    <style:style style:name="T3" style:family="text">
      <style:text-properties fo:color="#666666" fo:font-size="4.90000009536743pt" style:font-size-asian="4.90000009536743pt" style:font-size-complex="4.90000009536743pt"/>
    </style:style>
    <style:style style:name="T4" style:family="text">
      <style:text-properties fo:color="#008000" fo:font-size="11pt" style:font-size-asian="11pt" style:font-size-complex="11pt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800000" fo:font-size="8pt" style:font-size-asian="8pt" style:font-size-complex="8pt"/>
    </style:style>
    <style:style style:name="T7" style:family="text">
      <style:text-properties fo:color="#000080" fo:font-size="11pt" style:font-size-asian="11pt" style:font-size-complex="11pt"/>
    </style:style>
    <style:style style:name="T8" style:family="text">
      <style:text-properties fo:color="#008000" fo:font-size="8pt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fo:font-size="8pt" style:font-size-asian="8pt" style:font-size-complex="8pt"/>
    </style:style>
    <style:style style:name="T11" style:family="text">
      <style:text-properties fo:color="#000080"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00000" fo:font-size="10pt" style:font-size-asian="10pt" style:font-size-complex="10pt"/>
    </style:style>
    <style:style style:name="T15" style:family="text">
      <style:text-properties fo:color="#000080" fo:font-size="12pt" style:font-size-asian="12pt" style:font-size-complex="12pt"/>
    </style:style>
    <style:style style:name="T16" style:family="text">
      <style:text-properties fo:color="#000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119cm" svg:x="3.794cm" svg:y="1.762cm">
          <draw:text-box>
            <text:p><text:span text:style-name="T1">2.3.4p5</text:span></text:p>
          </draw:text-box>
        </draw:frame>
        <draw:frame draw:style-name="gr2" draw:text-style-name="P3" draw:layer="layout" svg:width="2.598cm" svg:height="1.895cm" svg:x="1.196cm" svg:y="2.788cm">
          <draw:text-box>
            <text:p text:style-name="P2"><text:span text:style-name="T2">major</text:span><text:span text:style-name="T2"><text:line-break/></text:span><text:span text:style-name="T2">minor</text:span><text:span text:style-name="T2"><text:line-break/></text:span><text:span text:style-name="T2">maintenance</text:span><text:span text:style-name="T2"><text:line-break/></text:span><text:span text:style-name="T2">patch</text:span></text:p>
          </draw:text-box>
        </draw:frame>
        <draw:polyline draw:style-name="gr3" draw:text-style-name="P4" draw:layer="layout" svg:width="0.507cm" svg:height="0.322cm" svg:x="3.667cm" svg:y="2.778cm" svg:viewBox="0 0 508 323" draw:points="0,323 508,323 508,0">
          <text:p/>
        </draw:polyline>
        <draw:polyline draw:style-name="gr3" draw:text-style-name="P4" draw:layer="layout" svg:width="1.269cm" svg:height="0.761cm" svg:x="3.667cm" svg:y="2.778cm" svg:viewBox="0 0 1270 762" draw:points="0,762 1270,762 1270,0">
          <text:p/>
        </draw:polyline>
        <draw:polyline draw:style-name="gr3" draw:text-style-name="P4" draw:layer="layout" svg:width="1.904cm" svg:height="1.2cm" svg:x="3.667cm" svg:y="2.778cm" svg:viewBox="0 0 1905 1201" draw:points="0,1201 1905,1201 1905,0">
          <text:p/>
        </draw:polyline>
        <draw:polyline draw:style-name="gr3" draw:text-style-name="P4" draw:layer="layout" svg:width="2.793cm" svg:height="1.578cm" svg:x="3.667cm" svg:y="2.778cm" svg:viewBox="0 0 2794 1579" draw:points="0,1579 2794,1579 2794,0">
          <text:p/>
        </draw:polyline>
      </draw:page>
      <draw:page draw:name="page2" draw:style-name="dp1" draw:master-page-name="Default">
        <draw:custom-shape draw:style-name="gr4" draw:text-style-name="P6" draw:layer="layout" svg:width="1.651cm" svg:height="5.08cm" svg:x="3.794cm" svg:y="6.715cm">
          <text:p text:style-name="P5"><text:span text:style-name="T3">supp</text:span><text:span text:style-name="T3">ort-</text:span><text:span text:style-name="T3">3.1 </text:span><text:span text:style-name="T3">branc</text:span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51cm" svg:height="2.286cm" svg:x="3.794cm" svg:y="3.921cm">
          <text:p text:style-name="P5"><text:span text:style-name="T3">suppo</text:span><text:span text:style-name="T3">rt-3.2 </text:span><text:span text:style-name="T3">branc</text:span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1.303cm" svg:x="1.762cm" svg:y="2.016cm">
          <text:p text:style-name="P5"><text:span text:style-name="T3">master </text:span><text:span text:style-name="T3">branch</text:span></text:p>
          <draw:enhanced-geometry svg:viewBox="0 0 21600 21600" draw:type="rectangle" draw:enhanced-path="M 0 0 L 21600 0 21600 21600 0 21600 0 0 Z N"/>
        </draw:custom-shape>
        <draw:frame draw:style-name="gr7" draw:text-style-name="P7" xml:id="id1" draw:id="id1" draw:layer="layout" svg:width="1.044cm" svg:height="0.683cm" svg:x="2.148cm" svg:y="12.382cm">
          <draw:text-box>
            <text:p><text:span text:style-name="T4">3.</text:span><text:span text:style-name="T4">0</text:span></text:p>
          </draw:text-box>
        </draw:frame>
        <draw:connector draw:style-name="gr8" draw:text-style-name="P4" draw:layer="layout" svg:x1="2.67cm" svg:y1="12.382cm" svg:x2="2.67cm" svg:y2="11.874cm" draw:start-shape="id1" draw:start-glue-point="0" draw:end-shape="id2" draw:end-glue-point="2" svg:d="M2670 12382v-508" svg:viewBox="0 0 1 509">
          <text:p/>
        </draw:connector>
        <draw:frame draw:style-name="gr7" draw:text-style-name="P1" xml:id="id2" draw:id="id2" draw:layer="layout" svg:width="1.044cm" svg:height="0.683cm" svg:x="2.148cm" svg:y="11.191cm">
          <draw:text-box>
            <text:p><text:span text:style-name="T5">3.1</text:span></text:p>
          </draw:text-box>
        </draw:frame>
        <draw:frame draw:style-name="gr7" draw:text-style-name="P1" xml:id="id3" draw:id="id3" draw:layer="layout" svg:width="1.044cm" svg:height="0.683cm" svg:x="2.143cm" svg:y="5.572cm">
          <draw:text-box>
            <text:p><text:span text:style-name="T5">3.2</text:span></text:p>
          </draw:text-box>
        </draw:frame>
        <draw:connector draw:style-name="gr8" draw:text-style-name="P4" draw:layer="layout" svg:x1="2.67cm" svg:y1="11.191cm" svg:x2="2.665cm" svg:y2="6.255cm" draw:start-shape="id2" draw:start-glue-point="0" draw:end-shape="id3" draw:end-glue-point="2" svg:d="M2670 11191v-2468h-5v-2468" svg:viewBox="0 0 6 4937">
          <text:p/>
        </draw:connector>
        <draw:frame draw:style-name="gr9" draw:text-style-name="P8" xml:id="id4" draw:id="id4" draw:layer="layout" svg:width="1.446cm" svg:height="0.569cm" svg:x="3.872cm" svg:y="10.512cm">
          <draw:text-box>
            <text:p><text:span text:style-name="T6">3.1.0p1</text:span></text:p>
          </draw:text-box>
        </draw:frame>
        <draw:connector draw:style-name="gr10" draw:text-style-name="P4" draw:layer="layout" svg:x1="3.192cm" svg:y1="11.532cm" svg:x2="4.595cm" svg:y2="11.081cm" draw:start-shape="id2" draw:start-glue-point="1" draw:end-shape="id4" draw:end-glue-point="2" svg:d="M3192 11532h1403v-451" svg:viewBox="0 0 1404 452">
          <text:p/>
        </draw:connector>
        <draw:frame draw:style-name="gr9" draw:text-style-name="P8" xml:id="id10" draw:id="id10" draw:layer="layout" svg:width="1.446cm" svg:height="0.569cm" svg:x="3.872cm" svg:y="7.096cm">
          <draw:text-box>
            <text:p><text:span text:style-name="T6">3.1.2p1</text:span></text:p>
          </draw:text-box>
        </draw:frame>
        <draw:connector draw:style-name="gr10" draw:text-style-name="P4" draw:layer="layout" svg:x1="4.595cm" svg:y1="10.512cm" svg:x2="4.595cm" svg:y2="9.938cm" draw:start-shape="id4" draw:start-glue-point="0" draw:end-shape="id5" draw:end-glue-point="2" svg:d="M4595 10512v-574" svg:viewBox="0 0 1 575">
          <text:p/>
        </draw:connector>
        <draw:frame draw:style-name="gr11" draw:text-style-name="P9" xml:id="id5" draw:id="id5" draw:layer="layout" svg:width="1.37cm" svg:height="0.683cm" svg:x="3.91cm" svg:y="9.255cm">
          <draw:text-box>
            <text:p><text:span text:style-name="T7">3.1.1</text:span></text:p>
          </draw:text-box>
        </draw:frame>
        <draw:connector draw:style-name="gr10" draw:text-style-name="P4" draw:layer="layout" svg:x1="4.595cm" svg:y1="9.255cm" svg:x2="4.595cm" svg:y2="8.716cm" draw:start-shape="id5" draw:start-glue-point="0" draw:end-shape="id6" svg:d="M4595 9255v-539" svg:viewBox="0 0 1 540">
          <text:p/>
        </draw:connector>
        <draw:connector draw:style-name="gr10" draw:text-style-name="P4" draw:layer="layout" svg:x1="3.187cm" svg:y1="5.913cm" svg:x2="4.595cm" svg:y2="5.239cm" draw:start-shape="id3" draw:start-glue-point="1" draw:end-shape="id7" draw:end-glue-point="2" svg:d="M3187 5913h1408v-674" svg:viewBox="0 0 1409 675">
          <text:p/>
        </draw:connector>
        <draw:connector draw:style-name="gr8" draw:text-style-name="P4" draw:layer="layout" svg:x1="2.665cm" svg:y1="5.572cm" svg:x2="2.67cm" svg:y2="4.223cm" draw:start-shape="id3" draw:start-glue-point="0" svg:d="M2665 5572v-924h5v-425" svg:viewBox="0 0 6 1350">
          <text:p/>
        </draw:connector>
        <draw:frame draw:style-name="gr11" draw:text-style-name="P9" xml:id="id7" draw:id="id7" draw:layer="layout" svg:width="1.37cm" svg:height="0.683cm" svg:x="3.91cm" svg:y="4.556cm">
          <draw:text-box>
            <text:p><text:span text:style-name="T7">3.2.1</text:span></text:p>
          </draw:text-box>
        </draw:frame>
        <draw:custom-shape draw:style-name="gr12" draw:text-style-name="P4" xml:id="id8" draw:id="id8" draw:layer="layout" svg:width="0.762cm" svg:height="0.254cm" svg:x="2.289cm" svg:y="3.794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9" draw:id="id9" draw:layer="layout" svg:width="1.044cm" svg:height="0.683cm" svg:x="2.148cm" svg:y="2.651cm">
          <draw:text-box>
            <text:p><text:span text:style-name="T4">4.0</text:span></text:p>
          </draw:text-box>
        </draw:frame>
        <draw:connector draw:style-name="gr8" draw:text-style-name="P4" draw:layer="layout" svg:x1="2.67cm" svg:y1="3.794cm" svg:x2="2.67cm" svg:y2="3.334cm" draw:start-shape="id8" draw:start-glue-point="0" draw:end-shape="id9" draw:end-glue-point="2" svg:d="M2670 3794v-460" svg:viewBox="0 0 1 461">
          <text:p/>
        </draw:connector>
        <draw:frame draw:style-name="gr13" draw:text-style-name="P10" draw:layer="layout" svg:width="3.131cm" svg:height="1.523cm" svg:x="5.87cm" svg:y="6.969cm">
          <draw:text-box>
            <text:p><text:span text:style-name="T8">Major release</text:span><text:span text:style-name="T9"><text:line-break/></text:span><text:span text:style-name="T10">Minor release</text:span><text:span text:style-name="T9"><text:line-break/></text:span><text:span text:style-name="T11">Maintenance release</text:span><text:span text:style-name="T9"><text:line-break/></text:span><text:span text:style-name="T6">Patch release</text:span></text:p>
          </draw:text-box>
        </draw:frame>
        <draw:frame draw:style-name="gr14" draw:text-style-name="P1" draw:layer="layout" svg:width="2.17cm" svg:height="1.205cm" svg:x="6.08cm" svg:y="8.874cm">
          <draw:text-box>
            <text:p><text:span text:style-name="T10">New features</text:span><text:span text:style-name="T10"><text:line-break/></text:span><text:span text:style-name="T10"><text:line-break/></text:span><text:span text:style-name="T10">Bugfixes</text:span></text:p>
          </draw:text-box>
        </draw:frame>
        <draw:line draw:style-name="gr8" draw:text-style-name="P4" draw:layer="layout" svg:x1="6.091cm" svg:y1="8.936cm" svg:x2="7.107cm" svg:y2="8.936cm">
          <text:p/>
        </draw:line>
        <draw:line draw:style-name="gr15" draw:text-style-name="P4" draw:layer="layout" svg:x1="6.091cm" svg:y1="9.571cm" svg:x2="7.107cm" svg:y2="9.571cm">
          <text:p/>
        </draw:line>
        <draw:frame draw:style-name="gr11" draw:text-style-name="P9" xml:id="id6" draw:id="id6" draw:layer="layout" svg:width="1.37cm" svg:height="0.683cm" svg:x="3.91cm" svg:y="8.033cm">
          <draw:text-box>
            <text:p><text:span text:style-name="T7">3.1.2</text:span></text:p>
          </draw:text-box>
        </draw:frame>
        <draw:connector draw:style-name="gr10" draw:text-style-name="P4" draw:layer="layout" svg:x1="4.595cm" svg:y1="8.033cm" svg:x2="4.595cm" svg:y2="7.665cm" draw:start-shape="id6" draw:start-glue-point="0" draw:end-shape="id10" draw:end-glue-point="2" svg:d="M4595 8033v-368" svg:viewBox="0 0 1 369">
          <text:p/>
        </draw:connector>
      </draw:page>
      <draw:page draw:name="page3" draw:style-name="dp1" draw:master-page-name="Default"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11" draw:id="id11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9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6" draw:layer="layout" svg:x1="2.873cm" svg:y1="8.074cm" svg:x2="2.873cm" svg:y2="8.646cm">
            <text:p/>
          </draw:line>
          <draw:line draw:style-name="gr21" draw:text-style-name="P16" draw:layer="layout" svg:x1="2.587cm" svg:y1="8.188cm" svg:x2="3.159cm" svg:y2="8.188cm">
            <text:p/>
          </draw:line>
          <draw:g>
            <draw:line draw:style-name="gr22" draw:text-style-name="P16" draw:layer="layout" svg:x1="2.873cm" svg:y1="8.645cm" svg:x2="2.644cm" svg:y2="8.874cm">
              <text:p/>
            </draw:line>
            <draw:line draw:style-name="gr23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12" draw:id="id12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5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6" draw:layer="layout" svg:x1="4.143cm" svg:y1="8.074cm" svg:x2="4.143cm" svg:y2="8.646cm">
            <text:p/>
          </draw:line>
          <draw:line draw:style-name="gr27" draw:text-style-name="P16" draw:layer="layout" svg:x1="3.857cm" svg:y1="8.188cm" svg:x2="4.429cm" svg:y2="8.188cm">
            <text:p/>
          </draw:line>
          <draw:g>
            <draw:line draw:style-name="gr28" draw:text-style-name="P16" draw:layer="layout" svg:x1="4.143cm" svg:y1="8.645cm" svg:x2="3.914cm" svg:y2="8.874cm">
              <text:p/>
            </draw:line>
            <draw:line draw:style-name="gr29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13" draw:id="id13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30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6" draw:layer="layout" svg:x1="5.413cm" svg:y1="8.074cm" svg:x2="5.413cm" svg:y2="8.646cm">
            <text:p/>
          </draw:line>
          <draw:line draw:style-name="gr32" draw:text-style-name="P16" draw:layer="layout" svg:x1="5.127cm" svg:y1="8.188cm" svg:x2="5.699cm" svg:y2="8.188cm">
            <text:p/>
          </draw:line>
          <draw:g>
            <draw:line draw:style-name="gr33" draw:text-style-name="P16" draw:layer="layout" svg:x1="5.413cm" svg:y1="8.645cm" svg:x2="5.184cm" svg:y2="8.874cm">
              <text:p/>
            </draw:line>
            <draw:line draw:style-name="gr34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14" draw:id="id14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>
          <draw:custom-shape draw:style-name="gr36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6" draw:layer="layout" svg:x1="6.677cm" svg:y1="8.074cm" svg:x2="6.677cm" svg:y2="8.646cm">
            <text:p/>
          </draw:line>
          <draw:line draw:style-name="gr38" draw:text-style-name="P16" draw:layer="layout" svg:x1="6.391cm" svg:y1="8.188cm" svg:x2="6.963cm" svg:y2="8.188cm">
            <text:p/>
          </draw:line>
          <draw:g>
            <draw:line draw:style-name="gr39" draw:text-style-name="P16" draw:layer="layout" svg:x1="6.677cm" svg:y1="8.645cm" svg:x2="6.448cm" svg:y2="8.874cm">
              <text:p/>
            </draw:line>
            <draw:line draw:style-name="gr40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15" draw:id="id15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11" draw:start-glue-point="7" draw:end-shape="id12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11" draw:start-glue-point="7" draw:end-shape="id13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11" draw:start-glue-point="7" draw:end-shape="id14" draw:end-glue-point="5" svg:d="M4620 5064c0 1426 825 474 825 1905" svg:viewBox="0 0 826 1906">
          <text:p/>
        </draw:connector>
        <draw:connector draw:style-name="gr43" draw:text-style-name="P4" draw:layer="layout" draw:type="curve" svg:x1="4.62cm" svg:y1="5.064cm" svg:x2="6.709cm" svg:y2="6.969cm" draw:start-shape="id11" draw:start-glue-point="7" draw:end-shape="id15" draw:end-glue-point="5" svg:d="M4620 5064c0 1422 2089 470 2089 1905" svg:viewBox="0 0 2090 1906">
          <text:p/>
        </draw:connector>
        <draw:g>
          <draw:custom-shape draw:style-name="gr44" draw:text-style-name="P15" draw:layer="layout" svg:width="0.457cm" svg:height="0.457cm" svg:x="14.929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6" draw:layer="layout" svg:x1="15.158cm" svg:y1="7.299cm" svg:x2="15.158cm" svg:y2="8.062cm">
            <text:p/>
          </draw:line>
          <draw:line draw:style-name="gr46" draw:text-style-name="P16" draw:layer="layout" svg:x1="14.777cm" svg:y1="7.451cm" svg:x2="15.54cm" svg:y2="7.451cm">
            <text:p/>
          </draw:line>
          <draw:g>
            <draw:line draw:style-name="gr47" draw:text-style-name="P16" draw:layer="layout" svg:x1="15.158cm" svg:y1="8.061cm" svg:x2="14.853cm" svg:y2="8.366cm">
              <text:p/>
            </draw:line>
            <draw:line draw:style-name="gr48" draw:text-style-name="P16" draw:layer="layout" svg:x1="15.158cm" svg:y1="8.061cm" svg:x2="15.463cm" svg:y2="8.366cm">
              <text:p/>
            </draw:line>
          </draw:g>
        </draw:g>
        <draw:custom-shape draw:style-name="gr49" draw:text-style-name="P14" xml:id="id16" draw:id="id16" draw:layer="layout" svg:width="1.016cm" svg:height="0.677cm" svg:x="14.693cm" svg:y="5.191cm">
          <text:p text:style-name="P12"><text:span text:style-name="T1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0" draw:text-style-name="P19" draw:layer="layout" svg:width="2.54cm" svg:height="1.199cm" svg:x="14.058cm" svg:y="8.493cm">
          <draw:text-box>
            <text:p><text:span text:style-name="T15">Individual developer</text:span></text:p>
          </draw:text-box>
        </draw:frame>
        <draw:connector draw:style-name="gr51" draw:text-style-name="P4" draw:layer="layout" draw:type="curve" svg:x1="5.953cm" svg:y1="4.048cm" svg:x2="15.201cm" svg:y2="5.191cm" draw:start-shape="id11" draw:start-glue-point="8" draw:end-shape="id16" draw:end-glue-point="5" svg:d="M5953 4048c6166 0 9248 381 9248 1143" svg:viewBox="0 0 9249 1144">
          <text:p/>
        </draw:connector>
        <draw:frame draw:style-name="gr52" draw:text-style-name="P20" draw:layer="layout" svg:width="2.136cm" svg:height="0.646cm" svg:x="14.104cm" svg:y="4.048cm">
          <draw:text-box>
            <text:p><text:span text:style-name="T16">clone</text:span></text:p>
          </draw:text-box>
        </draw:frame>
      </draw:page>
      <draw:page draw:name="page4" draw:style-name="dp1" draw:master-page-name="Default"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17" draw:id="id17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53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4" draw:text-style-name="P16" draw:layer="layout" svg:x1="2.873cm" svg:y1="8.074cm" svg:x2="2.873cm" svg:y2="8.646cm">
            <text:p/>
          </draw:line>
          <draw:line draw:style-name="gr55" draw:text-style-name="P16" draw:layer="layout" svg:x1="2.587cm" svg:y1="8.188cm" svg:x2="3.159cm" svg:y2="8.188cm">
            <text:p/>
          </draw:line>
          <draw:g>
            <draw:line draw:style-name="gr56" draw:text-style-name="P16" draw:layer="layout" svg:x1="2.873cm" svg:y1="8.645cm" svg:x2="2.644cm" svg:y2="8.874cm">
              <text:p/>
            </draw:line>
            <draw:line draw:style-name="gr57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18" draw:id="id18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58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6" draw:layer="layout" svg:x1="4.143cm" svg:y1="8.074cm" svg:x2="4.143cm" svg:y2="8.646cm">
            <text:p/>
          </draw:line>
          <draw:line draw:style-name="gr60" draw:text-style-name="P16" draw:layer="layout" svg:x1="3.857cm" svg:y1="8.188cm" svg:x2="4.429cm" svg:y2="8.188cm">
            <text:p/>
          </draw:line>
          <draw:g>
            <draw:line draw:style-name="gr61" draw:text-style-name="P16" draw:layer="layout" svg:x1="4.143cm" svg:y1="8.645cm" svg:x2="3.914cm" svg:y2="8.874cm">
              <text:p/>
            </draw:line>
            <draw:line draw:style-name="gr62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19" draw:id="id19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3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16" draw:layer="layout" svg:x1="5.413cm" svg:y1="8.074cm" svg:x2="5.413cm" svg:y2="8.646cm">
            <text:p/>
          </draw:line>
          <draw:line draw:style-name="gr65" draw:text-style-name="P16" draw:layer="layout" svg:x1="5.127cm" svg:y1="8.188cm" svg:x2="5.699cm" svg:y2="8.188cm">
            <text:p/>
          </draw:line>
          <draw:g>
            <draw:line draw:style-name="gr66" draw:text-style-name="P16" draw:layer="layout" svg:x1="5.413cm" svg:y1="8.645cm" svg:x2="5.184cm" svg:y2="8.874cm">
              <text:p/>
            </draw:line>
            <draw:line draw:style-name="gr67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20" draw:id="id20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>
          <draw:custom-shape draw:style-name="gr68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6" draw:layer="layout" svg:x1="6.677cm" svg:y1="8.074cm" svg:x2="6.677cm" svg:y2="8.646cm">
            <text:p/>
          </draw:line>
          <draw:line draw:style-name="gr70" draw:text-style-name="P16" draw:layer="layout" svg:x1="6.391cm" svg:y1="8.188cm" svg:x2="6.963cm" svg:y2="8.188cm">
            <text:p/>
          </draw:line>
          <draw:g>
            <draw:line draw:style-name="gr71" draw:text-style-name="P16" draw:layer="layout" svg:x1="6.677cm" svg:y1="8.645cm" svg:x2="6.448cm" svg:y2="8.874cm">
              <text:p/>
            </draw:line>
            <draw:line draw:style-name="gr72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21" draw:id="id21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17" draw:start-glue-point="7" draw:end-shape="id18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17" draw:start-glue-point="7" draw:end-shape="id19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17" draw:start-glue-point="7" draw:end-shape="id20" draw:end-glue-point="5" svg:d="M4620 5064c0 1426 825 474 825 1905" svg:viewBox="0 0 826 1906">
          <text:p/>
        </draw:connector>
        <draw:connector draw:style-name="gr43" draw:text-style-name="P4" draw:layer="layout" draw:type="curve" svg:x1="4.62cm" svg:y1="5.064cm" svg:x2="6.709cm" svg:y2="6.969cm" draw:start-shape="id17" draw:start-glue-point="7" draw:end-shape="id21" draw:end-glue-point="5" svg:d="M4620 5064c0 1422 2089 470 2089 1905" svg:viewBox="0 0 2090 1906">
          <text:p/>
        </draw:connector>
        <draw:g xml:id="id23" draw:id="id23">
          <draw:custom-shape draw:style-name="gr73" draw:text-style-name="P15" draw:layer="layout" svg:width="0.457cm" svg:height="0.457cm" svg:x="14.929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6" draw:layer="layout" svg:x1="15.158cm" svg:y1="7.299cm" svg:x2="15.158cm" svg:y2="8.062cm">
            <text:p/>
          </draw:line>
          <draw:line draw:style-name="gr75" draw:text-style-name="P16" draw:layer="layout" svg:x1="14.777cm" svg:y1="7.451cm" svg:x2="15.54cm" svg:y2="7.451cm">
            <text:p/>
          </draw:line>
          <draw:g>
            <draw:line draw:style-name="gr76" draw:text-style-name="P16" draw:layer="layout" svg:x1="15.158cm" svg:y1="8.061cm" svg:x2="14.853cm" svg:y2="8.366cm">
              <text:p/>
            </draw:line>
            <draw:line draw:style-name="gr77" draw:text-style-name="P16" draw:layer="layout" svg:x1="15.158cm" svg:y1="8.061cm" svg:x2="15.463cm" svg:y2="8.366cm">
              <text:p/>
            </draw:line>
          </draw:g>
        </draw:g>
        <draw:custom-shape draw:style-name="gr49" draw:text-style-name="P14" xml:id="id22" draw:id="id22" draw:layer="layout" svg:width="1.016cm" svg:height="0.677cm" svg:x="14.693cm" svg:y="5.1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0" draw:text-style-name="P21" draw:layer="layout" svg:width="2.54cm" svg:height="1.199cm" svg:x="14.058cm" svg:y="8.493cm">
          <draw:text-box>
            <text:p><text:span text:style-name="T15">Individual developer</text:span></text:p>
          </draw:text-box>
        </draw:frame>
        <draw:connector draw:style-name="gr78" draw:text-style-name="P4" draw:layer="layout" draw:type="curve" svg:x1="5.953cm" svg:y1="4.048cm" svg:x2="15.201cm" svg:y2="5.191cm" draw:start-shape="id17" draw:start-glue-point="8" draw:end-shape="id22" draw:end-glue-point="5" svg:d="M5953 4048c6166 0 9248 381 9248 1143" svg:viewBox="0 0 9249 1144">
          <text:p/>
        </draw:connector>
        <draw:frame draw:style-name="gr52" draw:text-style-name="P20" draw:layer="layout" svg:width="2.39cm" svg:height="0.646cm" svg:x="14.104cm" svg:y="4.048cm">
          <draw:text-box>
            <text:p><text:span text:style-name="T16">pull (fetch)</text:span></text:p>
          </draw:text-box>
        </draw:frame>
        <draw:connector draw:style-name="gr79" draw:text-style-name="P4" draw:layer="layout" draw:type="curve" draw:line-skew="-0.385cm -2.42cm" svg:x1="15.54cm" svg:y1="7.604cm" svg:x2="15.201cm" svg:y2="5.868cm" draw:start-shape="id23" draw:start-glue-point="1" draw:end-shape="id22" draw:end-glue-point="7" svg:d="M15540 7604c444 0 371-574 175-788s-514-66-514-948" svg:viewBox="0 0 669 1737">
          <text:p/>
        </draw:connector>
        <draw:frame draw:style-name="gr80" draw:text-style-name="P20" draw:layer="layout" svg:width="2.136cm" svg:height="1.433cm" svg:x="15.732cm" svg:y="6.207cm">
          <draw:text-box>
            <text:p><text:span text:style-name="T16">commit</text:span></text:p>
            <text:p><text:span text:style-name="T16">commit</text:span></text:p>
            <text:p><text:span text:style-name="T16">commit</text:span></text:p>
          </draw:text-box>
        </draw:frame>
      </draw:page>
      <draw:page draw:name="page5" draw:style-name="dp1" draw:master-page-name="Default"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24" draw:id="id24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81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2" draw:text-style-name="P16" draw:layer="layout" svg:x1="2.873cm" svg:y1="8.074cm" svg:x2="2.873cm" svg:y2="8.646cm">
            <text:p/>
          </draw:line>
          <draw:line draw:style-name="gr83" draw:text-style-name="P16" draw:layer="layout" svg:x1="2.587cm" svg:y1="8.188cm" svg:x2="3.159cm" svg:y2="8.188cm">
            <text:p/>
          </draw:line>
          <draw:g>
            <draw:line draw:style-name="gr84" draw:text-style-name="P16" draw:layer="layout" svg:x1="2.873cm" svg:y1="8.645cm" svg:x2="2.644cm" svg:y2="8.874cm">
              <text:p/>
            </draw:line>
            <draw:line draw:style-name="gr85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25" draw:id="id25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86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16" draw:layer="layout" svg:x1="4.143cm" svg:y1="8.074cm" svg:x2="4.143cm" svg:y2="8.646cm">
            <text:p/>
          </draw:line>
          <draw:line draw:style-name="gr88" draw:text-style-name="P16" draw:layer="layout" svg:x1="3.857cm" svg:y1="8.188cm" svg:x2="4.429cm" svg:y2="8.188cm">
            <text:p/>
          </draw:line>
          <draw:g>
            <draw:line draw:style-name="gr89" draw:text-style-name="P16" draw:layer="layout" svg:x1="4.143cm" svg:y1="8.645cm" svg:x2="3.914cm" svg:y2="8.874cm">
              <text:p/>
            </draw:line>
            <draw:line draw:style-name="gr90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26" draw:id="id26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91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6" draw:layer="layout" svg:x1="5.413cm" svg:y1="8.074cm" svg:x2="5.413cm" svg:y2="8.646cm">
            <text:p/>
          </draw:line>
          <draw:line draw:style-name="gr93" draw:text-style-name="P16" draw:layer="layout" svg:x1="5.127cm" svg:y1="8.188cm" svg:x2="5.699cm" svg:y2="8.188cm">
            <text:p/>
          </draw:line>
          <draw:g>
            <draw:line draw:style-name="gr94" draw:text-style-name="P16" draw:layer="layout" svg:x1="5.413cm" svg:y1="8.645cm" svg:x2="5.184cm" svg:y2="8.874cm">
              <text:p/>
            </draw:line>
            <draw:line draw:style-name="gr95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27" draw:id="id27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>
          <draw:custom-shape draw:style-name="gr96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7" draw:text-style-name="P16" draw:layer="layout" svg:x1="6.677cm" svg:y1="8.074cm" svg:x2="6.677cm" svg:y2="8.646cm">
            <text:p/>
          </draw:line>
          <draw:line draw:style-name="gr98" draw:text-style-name="P16" draw:layer="layout" svg:x1="6.391cm" svg:y1="8.188cm" svg:x2="6.963cm" svg:y2="8.188cm">
            <text:p/>
          </draw:line>
          <draw:g>
            <draw:line draw:style-name="gr99" draw:text-style-name="P16" draw:layer="layout" svg:x1="6.677cm" svg:y1="8.645cm" svg:x2="6.448cm" svg:y2="8.874cm">
              <text:p/>
            </draw:line>
            <draw:line draw:style-name="gr100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28" draw:id="id28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24" draw:start-glue-point="7" draw:end-shape="id25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24" draw:start-glue-point="7" draw:end-shape="id26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24" draw:start-glue-point="7" draw:end-shape="id27" draw:end-glue-point="5" svg:d="M4620 5064c0 1426 825 474 825 1905" svg:viewBox="0 0 826 1906">
          <text:p/>
        </draw:connector>
        <draw:connector draw:style-name="gr101" draw:text-style-name="P4" draw:layer="layout" draw:type="curve" svg:x1="4.62cm" svg:y1="5.064cm" svg:x2="6.709cm" svg:y2="6.969cm" draw:start-shape="id24" draw:start-glue-point="7" draw:end-shape="id28" draw:end-glue-point="5" svg:d="M4620 5064c0 1422 2089 470 2089 1905" svg:viewBox="0 0 2090 1906">
          <text:p/>
        </draw:connector>
        <draw:g>
          <draw:custom-shape draw:style-name="gr102" draw:text-style-name="P15" draw:layer="layout" svg:width="0.457cm" svg:height="0.457cm" svg:x="14.929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3" draw:text-style-name="P16" draw:layer="layout" svg:x1="15.158cm" svg:y1="7.299cm" svg:x2="15.158cm" svg:y2="8.062cm">
            <text:p/>
          </draw:line>
          <draw:line draw:style-name="gr104" draw:text-style-name="P16" draw:layer="layout" svg:x1="14.777cm" svg:y1="7.451cm" svg:x2="15.54cm" svg:y2="7.451cm">
            <text:p/>
          </draw:line>
          <draw:g>
            <draw:line draw:style-name="gr105" draw:text-style-name="P16" draw:layer="layout" svg:x1="15.158cm" svg:y1="8.061cm" svg:x2="14.853cm" svg:y2="8.366cm">
              <text:p/>
            </draw:line>
            <draw:line draw:style-name="gr106" draw:text-style-name="P16" draw:layer="layout" svg:x1="15.158cm" svg:y1="8.061cm" svg:x2="15.463cm" svg:y2="8.366cm">
              <text:p/>
            </draw:line>
          </draw:g>
        </draw:g>
        <draw:custom-shape draw:style-name="gr49" draw:text-style-name="P14" xml:id="id29" draw:id="id29" draw:layer="layout" svg:width="1.016cm" svg:height="0.677cm" svg:x="14.693cm" svg:y="5.1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0" draw:text-style-name="P21" draw:layer="layout" svg:width="2.54cm" svg:height="1.199cm" svg:x="14.058cm" svg:y="8.493cm">
          <draw:text-box>
            <text:p><text:span text:style-name="T15">Individual developer</text:span></text:p>
          </draw:text-box>
        </draw:frame>
        <draw:connector draw:style-name="gr79" draw:text-style-name="P4" draw:layer="layout" draw:type="curve" svg:x1="14.693cm" svg:y1="5.53cm" svg:x2="13.192cm" svg:y2="7.096cm" draw:start-shape="id29" draw:start-glue-point="6" draw:end-shape="id30" draw:end-glue-point="4" svg:d="M14693 5530c-1001 0-1501 522-1501 1566" svg:viewBox="0 0 1502 1567">
          <text:p/>
        </draw:connector>
        <draw:frame draw:style-name="gr52" draw:text-style-name="P20" draw:layer="layout" svg:width="2.517cm" svg:height="0.646cm" svg:x="13.088cm" svg:y="6.196cm">
          <draw:text-box>
            <text:p><text:span text:style-name="T16">format-patch</text:span></text:p>
          </draw:text-box>
        </draw:frame>
        <draw:custom-shape draw:style-name="gr107" draw:text-style-name="P22" xml:id="id31" draw:id="id31" draw:layer="layout" svg:width="1.651cm" svg:height="1.143cm" svg:x="8.995cm" svg:y="5.82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0" draw:text-style-name="P23" draw:layer="layout" svg:width="3.296cm" svg:height="1.199cm" svg:x="8.239cm" svg:y="4.683cm">
          <draw:text-box>
            <text:p text:style-name="P12"><text:span text:style-name="T13">midpoint-dev</text:span></text:p>
            <text:p text:style-name="P12"><text:span text:style-name="T13">mailing list</text:span></text:p>
          </draw:text-box>
        </draw:frame>
        <draw:connector draw:style-name="gr79" draw:text-style-name="P4" draw:layer="layout" draw:type="curve" svg:x1="13.192cm" svg:y1="8.851cm" svg:x2="10.646cm" svg:y2="6.398cm" draw:start-shape="id30" draw:start-glue-point="6" draw:end-shape="id31" draw:end-glue-point="8" svg:d="M13192 8851c0 976-891 814-1241-43s-158-2410-1305-2410" svg:viewBox="0 0 2547 3122">
          <text:p/>
        </draw:connector>
        <draw:custom-shape draw:style-name="gr108" draw:text-style-name="P24" xml:id="id30" draw:id="id30" draw:layer="layout" svg:width="2.032cm" svg:height="1.905cm" svg:x="12.176cm" svg:y="7.096cm">
          <text:p text:style-name="P12"><text:span text:style-name="T16">patch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52" draw:text-style-name="P20" draw:layer="layout" svg:width="1.397cm" svg:height="0.646cm" svg:x="12.049cm" svg:y="9.498cm">
          <draw:text-box>
            <text:p text:style-name="P12"><text:span text:style-name="T16">mail</text:span></text:p>
          </draw:text-box>
        </draw:frame>
        <draw:connector draw:style-name="gr109" draw:text-style-name="P4" draw:layer="layout" draw:type="curve" svg:x1="8.995cm" svg:y1="6.398cm" svg:x2="7.09cm" svg:y2="7.223cm" draw:start-shape="id31" draw:start-glue-point="5" draw:end-shape="id28" svg:d="M8995 6398c-1422 0-470 825-1905 825" svg:viewBox="0 0 1906 826">
          <text:p/>
        </draw:connector>
        <draw:frame draw:style-name="gr52" draw:text-style-name="P18" draw:layer="layout" svg:width="1.397cm" svg:height="0.646cm" svg:x="7.096cm" svg:y="6.069cm">
          <draw:text-box>
            <text:p text:style-name="P12"><text:span text:style-name="T14">am</text:span></text:p>
          </draw:text-box>
        </draw:frame>
        <draw:custom-shape draw:style-name="gr110" draw:text-style-name="P25" draw:layer="layout" svg:width="1.651cm" svg:height="0.635cm" svg:x="4.81cm" svg:y="4.81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5" draw:layer="layout" svg:width="1.651cm" svg:height="0.635cm" svg:x="4.937cm" svg:y="4.937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4" draw:layer="layout" svg:width="1.651cm" svg:height="0.635cm" svg:x="5.064cm" svg:y="5.064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4" draw:layer="layout" draw:type="curve" svg:x1="5.953cm" svg:y1="4.048cm" svg:x2="15.201cm" svg:y2="5.191cm" draw:start-shape="id24" draw:start-glue-point="8" draw:end-shape="id29" draw:end-glue-point="5" svg:d="M5953 4048c6166 0 9248 381 9248 1143" svg:viewBox="0 0 9249 1144">
          <text:p/>
        </draw:connector>
        <draw:frame draw:style-name="gr52" draw:text-style-name="P20" draw:layer="layout" svg:width="2.39cm" svg:height="0.646cm" svg:x="14.105cm" svg:y="3.973cm">
          <draw:text-box>
            <text:p><text:span text:style-name="T16">pull (fetch)</text:span></text:p>
          </draw:text-box>
        </draw:frame>
        <draw:custom-shape draw:style-name="gr111" draw:text-style-name="P25" draw:layer="layout" svg:width="1.651cm" svg:height="0.635cm" svg:x="15.224cm" svg:y="5.445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5" draw:layer="layout" svg:width="1.651cm" svg:height="0.635cm" svg:x="15.351cm" svg:y="5.572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1.651cm" svg:height="0.635cm" svg:x="15.478cm" svg:y="5.699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12" draw:text-style-name="P26" draw:layer="layout" svg:width="4.318cm" svg:height="3.556cm" svg:x="12.938cm" svg:y="2.778cm">
          <text:p text:style-name="P12"><text:span text:style-name="T16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32" draw:id="id32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3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4" draw:text-style-name="P16" draw:layer="layout" svg:x1="2.873cm" svg:y1="8.074cm" svg:x2="2.873cm" svg:y2="8.646cm">
            <text:p/>
          </draw:line>
          <draw:line draw:style-name="gr115" draw:text-style-name="P16" draw:layer="layout" svg:x1="2.587cm" svg:y1="8.188cm" svg:x2="3.159cm" svg:y2="8.188cm">
            <text:p/>
          </draw:line>
          <draw:g>
            <draw:line draw:style-name="gr116" draw:text-style-name="P16" draw:layer="layout" svg:x1="2.873cm" svg:y1="8.645cm" svg:x2="2.644cm" svg:y2="8.874cm">
              <text:p/>
            </draw:line>
            <draw:line draw:style-name="gr117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33" draw:id="id33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8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9" draw:text-style-name="P16" draw:layer="layout" svg:x1="4.143cm" svg:y1="8.074cm" svg:x2="4.143cm" svg:y2="8.646cm">
            <text:p/>
          </draw:line>
          <draw:line draw:style-name="gr120" draw:text-style-name="P16" draw:layer="layout" svg:x1="3.857cm" svg:y1="8.188cm" svg:x2="4.429cm" svg:y2="8.188cm">
            <text:p/>
          </draw:line>
          <draw:g>
            <draw:line draw:style-name="gr121" draw:text-style-name="P16" draw:layer="layout" svg:x1="4.143cm" svg:y1="8.645cm" svg:x2="3.914cm" svg:y2="8.874cm">
              <text:p/>
            </draw:line>
            <draw:line draw:style-name="gr122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34" draw:id="id34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23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16" draw:layer="layout" svg:x1="5.413cm" svg:y1="8.074cm" svg:x2="5.413cm" svg:y2="8.646cm">
            <text:p/>
          </draw:line>
          <draw:line draw:style-name="gr125" draw:text-style-name="P16" draw:layer="layout" svg:x1="5.127cm" svg:y1="8.188cm" svg:x2="5.699cm" svg:y2="8.188cm">
            <text:p/>
          </draw:line>
          <draw:g>
            <draw:line draw:style-name="gr126" draw:text-style-name="P16" draw:layer="layout" svg:x1="5.413cm" svg:y1="8.645cm" svg:x2="5.184cm" svg:y2="8.874cm">
              <text:p/>
            </draw:line>
            <draw:line draw:style-name="gr127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35" draw:id="id35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>
          <draw:custom-shape draw:style-name="gr128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16" draw:layer="layout" svg:x1="6.677cm" svg:y1="8.074cm" svg:x2="6.677cm" svg:y2="8.646cm">
            <text:p/>
          </draw:line>
          <draw:line draw:style-name="gr130" draw:text-style-name="P16" draw:layer="layout" svg:x1="6.391cm" svg:y1="8.188cm" svg:x2="6.963cm" svg:y2="8.188cm">
            <text:p/>
          </draw:line>
          <draw:g>
            <draw:line draw:style-name="gr131" draw:text-style-name="P16" draw:layer="layout" svg:x1="6.677cm" svg:y1="8.645cm" svg:x2="6.448cm" svg:y2="8.874cm">
              <text:p/>
            </draw:line>
            <draw:line draw:style-name="gr132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36" draw:id="id36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32" draw:start-glue-point="7" draw:end-shape="id33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32" draw:start-glue-point="7" draw:end-shape="id34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32" draw:start-glue-point="7" draw:end-shape="id35" draw:end-glue-point="5" svg:d="M4620 5064c0 1426 825 474 825 1905" svg:viewBox="0 0 826 1906">
          <text:p/>
        </draw:connector>
        <draw:connector draw:style-name="gr43" draw:text-style-name="P4" draw:layer="layout" draw:type="curve" svg:x1="4.62cm" svg:y1="5.064cm" svg:x2="6.709cm" svg:y2="6.969cm" draw:start-shape="id32" draw:start-glue-point="7" draw:end-shape="id36" draw:end-glue-point="5" svg:d="M4620 5064c0 1422 2089 470 2089 1905" svg:viewBox="0 0 2090 1906">
          <text:p/>
        </draw:connector>
        <draw:custom-shape draw:style-name="gr49" draw:text-style-name="P14" xml:id="id37" draw:id="id37" draw:layer="layout" svg:width="2.644cm" svg:height="1.947cm" svg:x="13.596cm" svg:y="3.9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1" draw:text-style-name="P4" draw:layer="layout" draw:type="curve" svg:x1="5.953cm" svg:y1="4.048cm" svg:x2="13.596cm" svg:y2="4.894cm" draw:start-shape="id32" draw:start-glue-point="8" draw:end-shape="id37" svg:d="M5953 4048c5725 0 1904 846 7643 846" svg:viewBox="0 0 7644 847">
          <text:p/>
        </draw:connector>
        <draw:frame draw:style-name="gr52" draw:text-style-name="P20" draw:layer="layout" svg:width="2.136cm" svg:height="0.646cm" svg:x="10.525cm" svg:y="4.175cm">
          <draw:text-box>
            <text:p><text:span text:style-name="T16">clone</text:span></text:p>
          </draw:text-box>
        </draw:frame>
        <draw:custom-shape draw:style-name="gr133" draw:text-style-name="P27" draw:layer="layout" svg:width="2.591cm" svg:height="1.016cm" svg:x="7.858cm" svg:y="1.508cm">
          <text:p text:style-name="P12"><text:span text:style-name="T12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3" draw:text-style-name="P27" draw:layer="layout" svg:width="2.438cm" svg:height="1.016cm" svg:x="10.754cm" svg:y="1.508cm">
          <text:p text:style-name="P12"><text:span text:style-name="T12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112" draw:text-style-name="P26" draw:layer="layout" svg:width="4.318cm" svg:height="3.556cm" svg:x="12.938cm" svg:y="2.778cm">
          <text:p text:style-name="P12"><text:span text:style-name="T16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38" draw:id="id38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4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5" draw:text-style-name="P16" draw:layer="layout" svg:x1="2.873cm" svg:y1="8.074cm" svg:x2="2.873cm" svg:y2="8.646cm">
            <text:p/>
          </draw:line>
          <draw:line draw:style-name="gr136" draw:text-style-name="P16" draw:layer="layout" svg:x1="2.587cm" svg:y1="8.188cm" svg:x2="3.159cm" svg:y2="8.188cm">
            <text:p/>
          </draw:line>
          <draw:g>
            <draw:line draw:style-name="gr137" draw:text-style-name="P16" draw:layer="layout" svg:x1="2.873cm" svg:y1="8.645cm" svg:x2="2.644cm" svg:y2="8.874cm">
              <text:p/>
            </draw:line>
            <draw:line draw:style-name="gr138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39" draw:id="id39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9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0" draw:text-style-name="P16" draw:layer="layout" svg:x1="4.143cm" svg:y1="8.074cm" svg:x2="4.143cm" svg:y2="8.646cm">
            <text:p/>
          </draw:line>
          <draw:line draw:style-name="gr141" draw:text-style-name="P16" draw:layer="layout" svg:x1="3.857cm" svg:y1="8.188cm" svg:x2="4.429cm" svg:y2="8.188cm">
            <text:p/>
          </draw:line>
          <draw:g>
            <draw:line draw:style-name="gr142" draw:text-style-name="P16" draw:layer="layout" svg:x1="4.143cm" svg:y1="8.645cm" svg:x2="3.914cm" svg:y2="8.874cm">
              <text:p/>
            </draw:line>
            <draw:line draw:style-name="gr143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40" draw:id="id40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4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5" draw:text-style-name="P16" draw:layer="layout" svg:x1="5.413cm" svg:y1="8.074cm" svg:x2="5.413cm" svg:y2="8.646cm">
            <text:p/>
          </draw:line>
          <draw:line draw:style-name="gr146" draw:text-style-name="P16" draw:layer="layout" svg:x1="5.127cm" svg:y1="8.188cm" svg:x2="5.699cm" svg:y2="8.188cm">
            <text:p/>
          </draw:line>
          <draw:g>
            <draw:line draw:style-name="gr147" draw:text-style-name="P16" draw:layer="layout" svg:x1="5.413cm" svg:y1="8.645cm" svg:x2="5.184cm" svg:y2="8.874cm">
              <text:p/>
            </draw:line>
            <draw:line draw:style-name="gr148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41" draw:id="id41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>
          <draw:custom-shape draw:style-name="gr149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0" draw:text-style-name="P16" draw:layer="layout" svg:x1="6.677cm" svg:y1="8.074cm" svg:x2="6.677cm" svg:y2="8.646cm">
            <text:p/>
          </draw:line>
          <draw:line draw:style-name="gr151" draw:text-style-name="P16" draw:layer="layout" svg:x1="6.391cm" svg:y1="8.188cm" svg:x2="6.963cm" svg:y2="8.188cm">
            <text:p/>
          </draw:line>
          <draw:g>
            <draw:line draw:style-name="gr152" draw:text-style-name="P16" draw:layer="layout" svg:x1="6.677cm" svg:y1="8.645cm" svg:x2="6.448cm" svg:y2="8.874cm">
              <text:p/>
            </draw:line>
            <draw:line draw:style-name="gr153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42" draw:id="id42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38" draw:start-glue-point="7" draw:end-shape="id39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38" draw:start-glue-point="7" draw:end-shape="id40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38" draw:start-glue-point="7" draw:end-shape="id41" draw:end-glue-point="5" svg:d="M4620 5064c0 1426 825 474 825 1905" svg:viewBox="0 0 826 1906">
          <text:p/>
        </draw:connector>
        <draw:connector draw:style-name="gr43" draw:text-style-name="P4" draw:layer="layout" draw:type="curve" svg:x1="4.62cm" svg:y1="5.064cm" svg:x2="6.709cm" svg:y2="6.969cm" draw:start-shape="id38" draw:start-glue-point="7" draw:end-shape="id42" draw:end-glue-point="5" svg:d="M4620 5064c0 1422 2089 470 2089 1905" svg:viewBox="0 0 2090 1906">
          <text:p/>
        </draw:connector>
        <draw:custom-shape draw:style-name="gr49" draw:text-style-name="P14" xml:id="id43" draw:id="id43" draw:layer="layout" svg:width="2.644cm" svg:height="1.947cm" svg:x="13.596cm" svg:y="3.9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8" draw:text-style-name="P4" draw:layer="layout" draw:type="curve" svg:x1="5.953cm" svg:y1="4.048cm" svg:x2="13.596cm" svg:y2="4.895cm" draw:start-shape="id38" draw:start-glue-point="8" draw:end-shape="id43" draw:end-glue-point="6" svg:d="M5953 4048c5725 0 1904 847 7643 847" svg:viewBox="0 0 7644 848">
          <text:p/>
        </draw:connector>
        <draw:frame draw:style-name="gr52" draw:text-style-name="P20" draw:layer="layout" svg:width="2.286cm" svg:height="0.646cm" svg:x="10.525cm" svg:y="4.175cm">
          <draw:text-box>
            <text:p><text:span text:style-name="T16">pull (fetch)</text:span></text:p>
          </draw:text-box>
        </draw:frame>
        <draw:custom-shape draw:style-name="gr154" draw:text-style-name="P28" draw:layer="layout" svg:width="4.572cm" svg:height="3.556cm" svg:x="12.68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5" draw:text-style-name="P15" draw:layer="layout" svg:width="0.343cm" svg:height="0.343cm" svg:x="14.13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6" draw:text-style-name="P16" draw:layer="layout" svg:x1="14.303cm" svg:y1="8.582cm" svg:x2="14.303cm" svg:y2="9.154cm">
            <text:p/>
          </draw:line>
          <draw:line draw:style-name="gr157" draw:text-style-name="P16" draw:layer="layout" svg:x1="14.017cm" svg:y1="8.696cm" svg:x2="14.589cm" svg:y2="8.696cm">
            <text:p/>
          </draw:line>
          <draw:g>
            <draw:line draw:style-name="gr158" draw:text-style-name="P16" draw:layer="layout" svg:x1="14.303cm" svg:y1="9.153cm" svg:x2="14.074cm" svg:y2="9.382cm">
              <text:p/>
            </draw:line>
            <draw:line draw:style-name="gr159" draw:text-style-name="P16" draw:layer="layout" svg:x1="14.303cm" svg:y1="9.153cm" svg:x2="14.532cm" svg:y2="9.382cm">
              <text:p/>
            </draw:line>
          </draw:g>
        </draw:g>
        <draw:custom-shape draw:style-name="gr160" draw:text-style-name="P14" xml:id="id44" draw:id="id44" draw:layer="layout" svg:width="0.762cm" svg:height="0.508cm" svg:x="13.95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1" draw:text-style-name="P15" draw:layer="layout" svg:width="0.343cm" svg:height="0.343cm" svg:x="15.4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2" draw:text-style-name="P16" draw:layer="layout" svg:x1="15.573cm" svg:y1="8.582cm" svg:x2="15.573cm" svg:y2="9.154cm">
            <text:p/>
          </draw:line>
          <draw:line draw:style-name="gr163" draw:text-style-name="P16" draw:layer="layout" svg:x1="15.287cm" svg:y1="8.696cm" svg:x2="15.859cm" svg:y2="8.696cm">
            <text:p/>
          </draw:line>
          <draw:g>
            <draw:line draw:style-name="gr164" draw:text-style-name="P16" draw:layer="layout" svg:x1="15.573cm" svg:y1="9.153cm" svg:x2="15.344cm" svg:y2="9.382cm">
              <text:p/>
            </draw:line>
            <draw:line draw:style-name="gr165" draw:text-style-name="P16" draw:layer="layout" svg:x1="15.573cm" svg:y1="9.153cm" svg:x2="15.802cm" svg:y2="9.382cm">
              <text:p/>
            </draw:line>
          </draw:g>
        </draw:g>
        <draw:custom-shape draw:style-name="gr160" draw:text-style-name="P14" xml:id="id45" draw:id="id45" draw:layer="layout" svg:width="0.762cm" svg:height="0.508cm" svg:x="15.22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6" draw:text-style-name="P29" draw:layer="layout" svg:width="2.957cm" svg:height="0.725cm" svg:x="13.41cm" svg:y="9.546cm">
          <draw:text-box>
            <text:p><text:span text:style-name="T15">Partner team</text:span></text:p>
          </draw:text-box>
        </draw:frame>
        <draw:connector draw:style-name="gr167" draw:text-style-name="P4" draw:layer="layout" draw:type="curve" svg:x1="14.918cm" svg:y1="5.868cm" svg:x2="14.335cm" svg:y2="7.477cm" draw:start-shape="id43" draw:start-glue-point="7" draw:end-shape="id44" draw:end-glue-point="5" svg:d="M14918 5868c0 1212-583 408-583 1609" svg:viewBox="0 0 584 1610">
          <text:p/>
        </draw:connector>
        <draw:connector draw:style-name="gr167" draw:text-style-name="P4" draw:layer="layout" draw:type="curve" svg:x1="14.918cm" svg:y1="5.868cm" svg:x2="15.605cm" svg:y2="7.477cm" draw:start-shape="id43" draw:start-glue-point="7" draw:end-shape="id45" draw:end-glue-point="5" svg:d="M14918 5868c0 1212 687 408 687 1609" svg:viewBox="0 0 688 1610">
          <text:p/>
        </draw:connector>
        <draw:frame draw:style-name="gr168" draw:text-style-name="P20" draw:layer="layout" svg:width="2.136cm" svg:height="1.039cm" svg:x="15.986cm" svg:y="7.581cm">
          <draw:text-box>
            <text:p><text:span text:style-name="T16">commit</text:span></text:p>
            <text:p><text:span text:style-name="T16">commit</text:span></text:p>
          </draw:text-box>
        </draw:frame>
        <draw:frame draw:style-name="gr52" draw:text-style-name="P20" draw:layer="layout" svg:width="2.136cm" svg:height="0.646cm" svg:x="15.501cm" svg:y="6.45cm">
          <draw:text-box>
            <text:p><text:span text:style-name="T16">pull/push</text:span></text:p>
          </draw:text-box>
        </draw:frame>
        <draw:frame draw:style-name="gr52" draw:text-style-name="P20" draw:layer="layout" svg:width="2.136cm" svg:height="0.646cm" svg:x="12.684cm" svg:y="6.45cm">
          <draw:text-box>
            <text:p><text:span text:style-name="T16">pull/push</text:span></text:p>
          </draw:text-box>
        </draw:frame>
        <draw:frame draw:style-name="gr52" draw:text-style-name="P20" draw:layer="layout" svg:width="2.136cm" svg:height="0.646cm" svg:x="12.326cm" svg:y="7.708cm">
          <draw:text-box>
            <text:p><text:span text:style-name="T16">commit</text:span></text:p>
          </draw:text-box>
        </draw:frame>
        <draw:custom-shape draw:style-name="gr133" draw:text-style-name="P27" draw:layer="layout" svg:width="2.591cm" svg:height="1.016cm" svg:x="7.858cm" svg:y="1.508cm">
          <text:p text:style-name="P12"><text:span text:style-name="T12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3" draw:text-style-name="P27" draw:layer="layout" svg:width="2.438cm" svg:height="1.016cm" svg:x="10.754cm" svg:y="1.508cm">
          <text:p text:style-name="P12"><text:span text:style-name="T12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112" draw:text-style-name="P26" draw:layer="layout" svg:width="4.318cm" svg:height="3.556cm" svg:x="12.938cm" svg:y="2.778cm">
          <text:p text:style-name="P12"><text:span text:style-name="T16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46" draw:id="id46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9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16" draw:layer="layout" svg:x1="2.873cm" svg:y1="8.074cm" svg:x2="2.873cm" svg:y2="8.646cm">
            <text:p/>
          </draw:line>
          <draw:line draw:style-name="gr171" draw:text-style-name="P16" draw:layer="layout" svg:x1="2.587cm" svg:y1="8.188cm" svg:x2="3.159cm" svg:y2="8.188cm">
            <text:p/>
          </draw:line>
          <draw:g>
            <draw:line draw:style-name="gr172" draw:text-style-name="P16" draw:layer="layout" svg:x1="2.873cm" svg:y1="8.645cm" svg:x2="2.644cm" svg:y2="8.874cm">
              <text:p/>
            </draw:line>
            <draw:line draw:style-name="gr173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47" draw:id="id47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4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5" draw:text-style-name="P16" draw:layer="layout" svg:x1="4.143cm" svg:y1="8.074cm" svg:x2="4.143cm" svg:y2="8.646cm">
            <text:p/>
          </draw:line>
          <draw:line draw:style-name="gr176" draw:text-style-name="P16" draw:layer="layout" svg:x1="3.857cm" svg:y1="8.188cm" svg:x2="4.429cm" svg:y2="8.188cm">
            <text:p/>
          </draw:line>
          <draw:g>
            <draw:line draw:style-name="gr177" draw:text-style-name="P16" draw:layer="layout" svg:x1="4.143cm" svg:y1="8.645cm" svg:x2="3.914cm" svg:y2="8.874cm">
              <text:p/>
            </draw:line>
            <draw:line draw:style-name="gr178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48" draw:id="id48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9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0" draw:text-style-name="P16" draw:layer="layout" svg:x1="5.413cm" svg:y1="8.074cm" svg:x2="5.413cm" svg:y2="8.646cm">
            <text:p/>
          </draw:line>
          <draw:line draw:style-name="gr181" draw:text-style-name="P16" draw:layer="layout" svg:x1="5.127cm" svg:y1="8.188cm" svg:x2="5.699cm" svg:y2="8.188cm">
            <text:p/>
          </draw:line>
          <draw:g>
            <draw:line draw:style-name="gr182" draw:text-style-name="P16" draw:layer="layout" svg:x1="5.413cm" svg:y1="8.645cm" svg:x2="5.184cm" svg:y2="8.874cm">
              <text:p/>
            </draw:line>
            <draw:line draw:style-name="gr183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49" draw:id="id49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>
          <draw:custom-shape draw:style-name="gr184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5" draw:text-style-name="P16" draw:layer="layout" svg:x1="6.677cm" svg:y1="8.074cm" svg:x2="6.677cm" svg:y2="8.646cm">
            <text:p/>
          </draw:line>
          <draw:line draw:style-name="gr186" draw:text-style-name="P16" draw:layer="layout" svg:x1="6.391cm" svg:y1="8.188cm" svg:x2="6.963cm" svg:y2="8.188cm">
            <text:p/>
          </draw:line>
          <draw:g>
            <draw:line draw:style-name="gr187" draw:text-style-name="P16" draw:layer="layout" svg:x1="6.677cm" svg:y1="8.645cm" svg:x2="6.448cm" svg:y2="8.874cm">
              <text:p/>
            </draw:line>
            <draw:line draw:style-name="gr188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50" draw:id="id50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46" draw:start-glue-point="7" draw:end-shape="id47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46" draw:start-glue-point="7" draw:end-shape="id48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46" draw:start-glue-point="7" draw:end-shape="id49" draw:end-glue-point="5" svg:d="M4620 5064c0 1426 825 474 825 1905" svg:viewBox="0 0 826 1906">
          <text:p/>
        </draw:connector>
        <draw:connector draw:style-name="gr189" draw:text-style-name="P4" draw:layer="layout" draw:type="curve" svg:x1="4.62cm" svg:y1="5.064cm" svg:x2="6.709cm" svg:y2="6.969cm" draw:start-shape="id46" draw:start-glue-point="7" draw:end-shape="id50" draw:end-glue-point="5" svg:d="M4620 5064c0 1422 2089 470 2089 1905" svg:viewBox="0 0 2090 1906">
          <text:p/>
        </draw:connector>
        <draw:custom-shape draw:style-name="gr49" draw:text-style-name="P14" xml:id="id51" draw:id="id51" draw:layer="layout" svg:width="2.644cm" svg:height="1.947cm" svg:x="13.596cm" svg:y="3.921cm">
          <draw:glue-point draw:id="9" svg:x="-5.037cm" svg:y="2.177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8" draw:text-style-name="P4" draw:layer="layout" draw:type="curve" svg:x1="5.953cm" svg:y1="4.048cm" svg:x2="13.596cm" svg:y2="4.895cm" draw:start-shape="id46" draw:start-glue-point="8" draw:end-shape="id51" draw:end-glue-point="6" svg:d="M5953 4048c5725 0 1904 847 7643 847" svg:viewBox="0 0 7644 848">
          <text:p/>
        </draw:connector>
        <draw:frame draw:style-name="gr52" draw:text-style-name="P20" draw:layer="layout" svg:width="2.286cm" svg:height="0.646cm" svg:x="10.525cm" svg:y="4.175cm">
          <draw:text-box>
            <text:p><text:span text:style-name="T16">pull (fetch)</text:span></text:p>
          </draw:text-box>
        </draw:frame>
        <draw:custom-shape draw:style-name="gr154" draw:text-style-name="P28" draw:layer="layout" svg:width="4.572cm" svg:height="3.556cm" svg:x="13.9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0" draw:text-style-name="P15" draw:layer="layout" svg:width="0.343cm" svg:height="0.343cm" svg:x="15.4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1" draw:text-style-name="P16" draw:layer="layout" svg:x1="15.573cm" svg:y1="8.582cm" svg:x2="15.573cm" svg:y2="9.154cm">
            <text:p/>
          </draw:line>
          <draw:line draw:style-name="gr192" draw:text-style-name="P16" draw:layer="layout" svg:x1="15.287cm" svg:y1="8.696cm" svg:x2="15.859cm" svg:y2="8.696cm">
            <text:p/>
          </draw:line>
          <draw:g>
            <draw:line draw:style-name="gr193" draw:text-style-name="P16" draw:layer="layout" svg:x1="15.573cm" svg:y1="9.153cm" svg:x2="15.344cm" svg:y2="9.382cm">
              <text:p/>
            </draw:line>
            <draw:line draw:style-name="gr194" draw:text-style-name="P16" draw:layer="layout" svg:x1="15.573cm" svg:y1="9.153cm" svg:x2="15.802cm" svg:y2="9.382cm">
              <text:p/>
            </draw:line>
          </draw:g>
        </draw:g>
        <draw:custom-shape draw:style-name="gr160" draw:text-style-name="P14" xml:id="id52" draw:id="id52" draw:layer="layout" svg:width="0.762cm" svg:height="0.508cm" svg:x="15.22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95" draw:text-style-name="P15" draw:layer="layout" svg:width="0.343cm" svg:height="0.343cm" svg:x="16.67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6" draw:text-style-name="P16" draw:layer="layout" svg:x1="16.843cm" svg:y1="8.582cm" svg:x2="16.843cm" svg:y2="9.154cm">
            <text:p/>
          </draw:line>
          <draw:line draw:style-name="gr197" draw:text-style-name="P16" draw:layer="layout" svg:x1="16.557cm" svg:y1="8.696cm" svg:x2="17.129cm" svg:y2="8.696cm">
            <text:p/>
          </draw:line>
          <draw:g>
            <draw:line draw:style-name="gr198" draw:text-style-name="P16" draw:layer="layout" svg:x1="16.843cm" svg:y1="9.153cm" svg:x2="16.614cm" svg:y2="9.382cm">
              <text:p/>
            </draw:line>
            <draw:line draw:style-name="gr199" draw:text-style-name="P16" draw:layer="layout" svg:x1="16.843cm" svg:y1="9.153cm" svg:x2="17.072cm" svg:y2="9.382cm">
              <text:p/>
            </draw:line>
          </draw:g>
        </draw:g>
        <draw:custom-shape draw:style-name="gr160" draw:text-style-name="P14" xml:id="id53" draw:id="id53" draw:layer="layout" svg:width="0.762cm" svg:height="0.508cm" svg:x="16.49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6" draw:text-style-name="P29" draw:layer="layout" svg:width="2.957cm" svg:height="0.725cm" svg:x="14.68cm" svg:y="9.546cm">
          <draw:text-box>
            <text:p><text:span text:style-name="T15">Partner team</text:span></text:p>
          </draw:text-box>
        </draw:frame>
        <draw:connector draw:style-name="gr167" draw:text-style-name="P4" draw:layer="layout" draw:type="curve" svg:x1="14.918cm" svg:y1="5.868cm" svg:x2="15.605cm" svg:y2="7.477cm" draw:start-shape="id51" draw:start-glue-point="7" draw:end-shape="id52" draw:end-glue-point="5" svg:d="M14918 5868c0 1212 687 408 687 1609" svg:viewBox="0 0 688 1610">
          <text:p/>
        </draw:connector>
        <draw:connector draw:style-name="gr167" draw:text-style-name="P4" draw:layer="layout" draw:type="curve" svg:x1="14.918cm" svg:y1="5.868cm" svg:x2="16.875cm" svg:y2="7.477cm" draw:start-shape="id51" draw:start-glue-point="7" draw:end-shape="id53" draw:end-glue-point="5" svg:d="M14918 5868c0 1212 1957 408 1957 1609" svg:viewBox="0 0 1958 1610">
          <text:p/>
        </draw:connector>
        <draw:frame draw:style-name="gr52" draw:text-style-name="P20" draw:layer="layout" svg:width="1.143cm" svg:height="0.646cm" svg:x="14.335cm" svg:y="6.461cm">
          <draw:text-box>
            <text:p><text:span text:style-name="T16">pull</text:span></text:p>
          </draw:text-box>
        </draw:frame>
        <draw:custom-shape draw:style-name="gr111" draw:text-style-name="P25" draw:layer="layout" svg:width="1.651cm" svg:height="0.635cm" svg:x="14.843cm" svg:y="5.064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5" draw:layer="layout" svg:width="1.651cm" svg:height="0.635cm" svg:x="14.97cm" svg:y="5.191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1.651cm" svg:height="0.635cm" svg:x="15.097cm" svg:y="5.318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5" draw:layer="layout" svg:width="1.651cm" svg:height="0.635cm" svg:x="13.446cm" svg:y="7.35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5" draw:layer="layout" svg:width="1.651cm" svg:height="0.635cm" svg:x="13.573cm" svg:y="7.477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xml:id="id54" draw:id="id54" draw:layer="layout" svg:width="1.651cm" svg:height="0.635cm" svg:x="13.7cm" svg:y="7.604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4" draw:layer="layout" draw:type="curve" svg:x1="13.7cm" svg:y1="7.921cm" svg:x2="12.684cm" svg:y2="9.001cm" draw:start-shape="id54" draw:start-glue-point="3" draw:end-shape="id55" draw:end-glue-point="4" svg:d="M13700 7921c-678 0-1016 360-1016 1080" svg:viewBox="0 0 1017 1081">
          <text:p/>
        </draw:connector>
        <draw:frame draw:style-name="gr52" draw:text-style-name="P20" draw:layer="layout" svg:width="2.413cm" svg:height="0.646cm" svg:x="12.684cm" svg:y="8.228cm">
          <draw:text-box>
            <text:p><text:span text:style-name="T16">request-pull</text:span></text:p>
          </draw:text-box>
        </draw:frame>
        <draw:custom-shape draw:style-name="gr107" draw:text-style-name="P22" xml:id="id56" draw:id="id56" draw:layer="layout" svg:width="1.651cm" svg:height="1.143cm" svg:x="9.636cm" svg:y="8.74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0" draw:text-style-name="P23" draw:layer="layout" svg:width="3.296cm" svg:height="1.199cm" svg:x="8.88cm" svg:y="7.604cm">
          <draw:text-box>
            <text:p text:style-name="P12"><text:span text:style-name="T13">midpoint-dev</text:span></text:p>
            <text:p text:style-name="P12"><text:span text:style-name="T13">mailing list</text:span></text:p>
          </draw:text-box>
        </draw:frame>
        <draw:custom-shape draw:style-name="gr108" draw:text-style-name="P12" xml:id="id55" draw:id="id55" draw:layer="layout" svg:width="1.778cm" svg:height="1.651cm" svg:x="11.795cm" svg:y="9.001cm">
          <text:p text:style-name="P12"><text:span text:style-name="T16">pull</text:span></text:p>
          <text:p text:style-name="P12"><text:span text:style-name="T16">requ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9" draw:text-style-name="P4" draw:layer="layout" draw:type="curve" svg:x1="12.684cm" svg:y1="10.555cm" svg:x2="10.461cm" svg:y2="9.89cm" draw:start-shape="id55" draw:start-glue-point="6" draw:end-shape="id56" svg:d="M12684 10555c0 897-2223 1229-2223-665" svg:viewBox="0 0 2224 1384">
          <text:p/>
        </draw:connector>
        <draw:frame draw:style-name="gr52" draw:text-style-name="P20" draw:layer="layout" svg:width="2.413cm" svg:height="0.646cm" svg:x="12.43cm" svg:y="10.768cm">
          <draw:text-box>
            <text:p><text:span text:style-name="T16">mail</text:span></text:p>
          </draw:text-box>
        </draw:frame>
        <draw:custom-shape draw:style-name="gr133" draw:text-style-name="P27" draw:layer="layout" svg:width="2.591cm" svg:height="1.016cm" svg:x="7.858cm" svg:y="1.508cm">
          <text:p text:style-name="P12"><text:span text:style-name="T12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3" draw:text-style-name="P27" draw:layer="layout" svg:width="2.438cm" svg:height="1.016cm" svg:x="10.754cm" svg:y="1.508cm">
          <text:p text:style-name="P12"><text:span text:style-name="T12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112" draw:text-style-name="P26" draw:layer="layout" svg:width="4.318cm" svg:height="3.556cm" svg:x="12.938cm" svg:y="2.778cm">
          <text:p text:style-name="P12"><text:span text:style-name="T16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1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4.953cm" svg:height="4.318cm" svg:x="2.397cm" svg:y="1.635cm">
          <text:p text:style-name="P12"><text:span text:style-name="T12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4" xml:id="id57" draw:id="id57" draw:layer="layout" svg:width="2.667cm" svg:height="2.032cm" svg:x="3.286cm" svg:y="3.032cm">
          <text:p text:style-name="P12"><text:span text:style-name="T12">MidPoint Git</text:span></text:p>
          <text:p text:style-name="P12"><text:span text:style-name="T12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00" draw:text-style-name="P15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1" draw:text-style-name="P16" draw:layer="layout" svg:x1="2.873cm" svg:y1="8.074cm" svg:x2="2.873cm" svg:y2="8.646cm">
            <text:p/>
          </draw:line>
          <draw:line draw:style-name="gr202" draw:text-style-name="P16" draw:layer="layout" svg:x1="2.587cm" svg:y1="8.188cm" svg:x2="3.159cm" svg:y2="8.188cm">
            <text:p/>
          </draw:line>
          <draw:g>
            <draw:line draw:style-name="gr203" draw:text-style-name="P16" draw:layer="layout" svg:x1="2.873cm" svg:y1="8.645cm" svg:x2="2.644cm" svg:y2="8.874cm">
              <text:p/>
            </draw:line>
            <draw:line draw:style-name="gr204" draw:text-style-name="P16" draw:layer="layout" svg:x1="2.873cm" svg:y1="8.645cm" svg:x2="3.102cm" svg:y2="8.874cm">
              <text:p/>
            </draw:line>
          </draw:g>
        </draw:g>
        <draw:custom-shape draw:style-name="gr24" draw:text-style-name="P14" xml:id="id58" draw:id="id58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05" draw:text-style-name="P15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6" draw:text-style-name="P16" draw:layer="layout" svg:x1="4.143cm" svg:y1="8.074cm" svg:x2="4.143cm" svg:y2="8.646cm">
            <text:p/>
          </draw:line>
          <draw:line draw:style-name="gr207" draw:text-style-name="P16" draw:layer="layout" svg:x1="3.857cm" svg:y1="8.188cm" svg:x2="4.429cm" svg:y2="8.188cm">
            <text:p/>
          </draw:line>
          <draw:g>
            <draw:line draw:style-name="gr208" draw:text-style-name="P16" draw:layer="layout" svg:x1="4.143cm" svg:y1="8.645cm" svg:x2="3.914cm" svg:y2="8.874cm">
              <text:p/>
            </draw:line>
            <draw:line draw:style-name="gr209" draw:text-style-name="P16" draw:layer="layout" svg:x1="4.143cm" svg:y1="8.645cm" svg:x2="4.372cm" svg:y2="8.874cm">
              <text:p/>
            </draw:line>
          </draw:g>
        </draw:g>
        <draw:custom-shape draw:style-name="gr24" draw:text-style-name="P14" xml:id="id59" draw:id="id59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10" draw:text-style-name="P15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1" draw:text-style-name="P16" draw:layer="layout" svg:x1="5.413cm" svg:y1="8.074cm" svg:x2="5.413cm" svg:y2="8.646cm">
            <text:p/>
          </draw:line>
          <draw:line draw:style-name="gr212" draw:text-style-name="P16" draw:layer="layout" svg:x1="5.127cm" svg:y1="8.188cm" svg:x2="5.699cm" svg:y2="8.188cm">
            <text:p/>
          </draw:line>
          <draw:g>
            <draw:line draw:style-name="gr213" draw:text-style-name="P16" draw:layer="layout" svg:x1="5.413cm" svg:y1="8.645cm" svg:x2="5.184cm" svg:y2="8.874cm">
              <text:p/>
            </draw:line>
            <draw:line draw:style-name="gr214" draw:text-style-name="P16" draw:layer="layout" svg:x1="5.413cm" svg:y1="8.645cm" svg:x2="5.642cm" svg:y2="8.874cm">
              <text:p/>
            </draw:line>
          </draw:g>
        </draw:g>
        <draw:custom-shape draw:style-name="gr24" draw:text-style-name="P14" xml:id="id60" draw:id="id60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17" draw:layer="layout" svg:width="4.16cm" svg:height="0.725cm" svg:x="2.778cm" svg:y="9.509cm">
          <draw:text-box>
            <text:p><text:span text:style-name="T13">midPoint core team</text:span></text:p>
          </draw:text-box>
        </draw:frame>
        <draw:g xml:id="id66" draw:id="id66">
          <draw:custom-shape draw:style-name="gr215" draw:text-style-name="P15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6" draw:text-style-name="P16" draw:layer="layout" svg:x1="6.677cm" svg:y1="8.074cm" svg:x2="6.677cm" svg:y2="8.646cm">
            <text:p/>
          </draw:line>
          <draw:line draw:style-name="gr217" draw:text-style-name="P16" draw:layer="layout" svg:x1="6.391cm" svg:y1="8.188cm" svg:x2="6.963cm" svg:y2="8.188cm">
            <text:p/>
          </draw:line>
          <draw:g>
            <draw:line draw:style-name="gr218" draw:text-style-name="P16" draw:layer="layout" svg:x1="6.677cm" svg:y1="8.645cm" svg:x2="6.448cm" svg:y2="8.874cm">
              <text:p/>
            </draw:line>
            <draw:line draw:style-name="gr219" draw:text-style-name="P16" draw:layer="layout" svg:x1="6.677cm" svg:y1="8.645cm" svg:x2="6.906cm" svg:y2="8.874cm">
              <text:p/>
            </draw:line>
          </draw:g>
        </draw:g>
        <draw:custom-shape draw:style-name="gr41" draw:text-style-name="P14" xml:id="id61" draw:id="id61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8" draw:layer="layout" svg:width="2.153cm" svg:height="0.726cm" svg:x="5.572cm" svg:y="8.91cm">
          <draw:text-box>
            <text:p><text:span text:style-name="T14">maintainer</text:span></text:p>
          </draw:text-box>
        </draw:frame>
        <draw:connector draw:style-name="gr43" draw:text-style-name="P4" draw:layer="layout" draw:type="curve" svg:x1="4.62cm" svg:y1="5.064cm" svg:x2="2.905cm" svg:y2="6.969cm" draw:start-shape="id57" draw:start-glue-point="7" draw:end-shape="id58" svg:d="M4620 5064c0 1426-1715 474-1715 1905" svg:viewBox="0 0 1716 1906">
          <text:p/>
        </draw:connector>
        <draw:connector draw:style-name="gr43" draw:text-style-name="P4" draw:layer="layout" draw:type="curve" svg:x1="4.62cm" svg:y1="5.064cm" svg:x2="4.175cm" svg:y2="6.969cm" draw:start-shape="id57" draw:start-glue-point="7" draw:end-shape="id59" draw:end-glue-point="5" svg:d="M4620 5064c0 1426-445 474-445 1905" svg:viewBox="0 0 446 1906">
          <text:p/>
        </draw:connector>
        <draw:connector draw:style-name="gr43" draw:text-style-name="P4" draw:layer="layout" draw:type="curve" svg:x1="4.62cm" svg:y1="5.064cm" svg:x2="5.445cm" svg:y2="6.969cm" draw:start-shape="id57" draw:start-glue-point="7" draw:end-shape="id60" draw:end-glue-point="5" svg:d="M4620 5064c0 1426 825 474 825 1905" svg:viewBox="0 0 826 1906">
          <text:p/>
        </draw:connector>
        <draw:connector draw:style-name="gr101" draw:text-style-name="P4" draw:layer="layout" draw:type="curve" svg:x1="4.62cm" svg:y1="5.064cm" svg:x2="6.709cm" svg:y2="6.969cm" draw:start-shape="id57" draw:start-glue-point="7" draw:end-shape="id61" draw:end-glue-point="5" svg:d="M4620 5064c0 1422 2089 470 2089 1905" svg:viewBox="0 0 2090 1906">
          <text:p/>
        </draw:connector>
        <draw:custom-shape draw:style-name="gr49" draw:text-style-name="P14" xml:id="id62" draw:id="id62" draw:layer="layout" svg:width="2.644cm" svg:height="1.947cm" svg:x="13.596cm" svg:y="3.921cm">
          <draw:glue-point draw:id="9" svg:x="-5.037cm" svg:y="2.177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8" draw:text-style-name="P4" draw:layer="layout" draw:type="curve" svg:x1="5.953cm" svg:y1="4.048cm" svg:x2="13.596cm" svg:y2="4.895cm" draw:start-shape="id57" draw:start-glue-point="8" draw:end-shape="id62" draw:end-glue-point="6" svg:d="M5953 4048c5725 0 1904 847 7643 847" svg:viewBox="0 0 7644 848">
          <text:p/>
        </draw:connector>
        <draw:frame draw:style-name="gr52" draw:text-style-name="P20" draw:layer="layout" svg:width="2.286cm" svg:height="0.646cm" svg:x="10.525cm" svg:y="4.175cm">
          <draw:text-box>
            <text:p><text:span text:style-name="T16">pull (fetch)</text:span></text:p>
          </draw:text-box>
        </draw:frame>
        <draw:custom-shape draw:style-name="gr154" draw:text-style-name="P28" draw:layer="layout" svg:width="4.572cm" svg:height="3.556cm" svg:x="13.9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0" draw:text-style-name="P15" draw:layer="layout" svg:width="0.343cm" svg:height="0.343cm" svg:x="15.4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1" draw:text-style-name="P16" draw:layer="layout" svg:x1="15.573cm" svg:y1="8.582cm" svg:x2="15.573cm" svg:y2="9.154cm">
            <text:p/>
          </draw:line>
          <draw:line draw:style-name="gr222" draw:text-style-name="P16" draw:layer="layout" svg:x1="15.287cm" svg:y1="8.696cm" svg:x2="15.859cm" svg:y2="8.696cm">
            <text:p/>
          </draw:line>
          <draw:g>
            <draw:line draw:style-name="gr223" draw:text-style-name="P16" draw:layer="layout" svg:x1="15.573cm" svg:y1="9.153cm" svg:x2="15.344cm" svg:y2="9.382cm">
              <text:p/>
            </draw:line>
            <draw:line draw:style-name="gr224" draw:text-style-name="P16" draw:layer="layout" svg:x1="15.573cm" svg:y1="9.153cm" svg:x2="15.802cm" svg:y2="9.382cm">
              <text:p/>
            </draw:line>
          </draw:g>
        </draw:g>
        <draw:custom-shape draw:style-name="gr160" draw:text-style-name="P14" xml:id="id63" draw:id="id63" draw:layer="layout" svg:width="0.762cm" svg:height="0.508cm" svg:x="15.22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25" draw:text-style-name="P15" draw:layer="layout" svg:width="0.343cm" svg:height="0.343cm" svg:x="16.67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6" draw:text-style-name="P16" draw:layer="layout" svg:x1="16.843cm" svg:y1="8.582cm" svg:x2="16.843cm" svg:y2="9.154cm">
            <text:p/>
          </draw:line>
          <draw:line draw:style-name="gr227" draw:text-style-name="P16" draw:layer="layout" svg:x1="16.557cm" svg:y1="8.696cm" svg:x2="17.129cm" svg:y2="8.696cm">
            <text:p/>
          </draw:line>
          <draw:g>
            <draw:line draw:style-name="gr228" draw:text-style-name="P16" draw:layer="layout" svg:x1="16.843cm" svg:y1="9.153cm" svg:x2="16.614cm" svg:y2="9.382cm">
              <text:p/>
            </draw:line>
            <draw:line draw:style-name="gr229" draw:text-style-name="P16" draw:layer="layout" svg:x1="16.843cm" svg:y1="9.153cm" svg:x2="17.072cm" svg:y2="9.382cm">
              <text:p/>
            </draw:line>
          </draw:g>
        </draw:g>
        <draw:custom-shape draw:style-name="gr160" draw:text-style-name="P14" xml:id="id64" draw:id="id64" draw:layer="layout" svg:width="0.762cm" svg:height="0.508cm" svg:x="16.49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6" draw:text-style-name="P29" draw:layer="layout" svg:width="2.957cm" svg:height="0.725cm" svg:x="14.68cm" svg:y="9.546cm">
          <draw:text-box>
            <text:p><text:span text:style-name="T15">Partner team</text:span></text:p>
          </draw:text-box>
        </draw:frame>
        <draw:connector draw:style-name="gr167" draw:text-style-name="P4" draw:layer="layout" draw:type="curve" svg:x1="14.918cm" svg:y1="5.868cm" svg:x2="15.605cm" svg:y2="7.477cm" draw:start-shape="id62" draw:start-glue-point="7" draw:end-shape="id63" draw:end-glue-point="5" svg:d="M14918 5868c0 1212 687 408 687 1609" svg:viewBox="0 0 688 1610">
          <text:p/>
        </draw:connector>
        <draw:connector draw:style-name="gr167" draw:text-style-name="P4" draw:layer="layout" draw:type="curve" svg:x1="14.918cm" svg:y1="5.868cm" svg:x2="16.875cm" svg:y2="7.477cm" draw:start-shape="id62" draw:start-glue-point="7" draw:end-shape="id64" draw:end-glue-point="5" svg:d="M14918 5868c0 1212 1957 408 1957 1609" svg:viewBox="0 0 1958 1610">
          <text:p/>
        </draw:connector>
        <draw:custom-shape draw:style-name="gr111" draw:text-style-name="P25" draw:layer="layout" svg:width="1.651cm" svg:height="0.635cm" svg:x="14.843cm" svg:y="5.064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5" draw:layer="layout" svg:width="1.651cm" svg:height="0.635cm" svg:x="14.97cm" svg:y="5.191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1.651cm" svg:height="0.635cm" svg:x="15.097cm" svg:y="5.318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22" xml:id="id67" draw:id="id67" draw:layer="layout" svg:width="1.651cm" svg:height="1.143cm" svg:x="10.519cm" svg:y="8.74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0" draw:text-style-name="P23" draw:layer="layout" svg:width="3.296cm" svg:height="1.199cm" svg:x="9.763cm" svg:y="7.604cm">
          <draw:text-box>
            <text:p text:style-name="P12"><text:span text:style-name="T13">midpoint-dev</text:span></text:p>
            <text:p text:style-name="P12"><text:span text:style-name="T13">mailing list</text:span></text:p>
          </draw:text-box>
        </draw:frame>
        <draw:custom-shape draw:style-name="gr108" draw:text-style-name="P30" xml:id="id65" draw:id="id65" draw:layer="layout" svg:width="1.778cm" svg:height="1.651cm" svg:x="8.22cm" svg:y="8.62cm">
          <text:p text:style-name="P12"><text:span text:style-name="T16">pull</text:span></text:p>
          <text:p text:style-name="P12"><text:span text:style-name="T16">requ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9" draw:text-style-name="P4" draw:layer="layout" draw:type="curve" svg:x1="9.109cm" svg:y1="8.62cm" svg:x2="6.963cm" svg:y2="8.302cm" draw:start-shape="id65" draw:start-glue-point="4" draw:end-shape="id66" draw:end-glue-point="1" svg:d="M9109 8620c0-753-757-627-1056-518s-141 200-1090 200" svg:viewBox="0 0 2147 601">
          <text:p/>
        </draw:connector>
        <draw:connector draw:style-name="gr109" draw:text-style-name="P4" draw:layer="layout" draw:type="curve" svg:x1="13.596cm" svg:y1="5.317cm" svg:x2="7.09cm" svg:y2="7.223cm" draw:start-shape="id62" draw:start-glue-point="9" draw:end-shape="id61" svg:d="M13596 5317c-4878 0-1625 1906-6506 1906" svg:viewBox="0 0 6507 1907">
          <text:p/>
        </draw:connector>
        <draw:frame draw:style-name="gr52" draw:text-style-name="P18" draw:layer="layout" svg:width="1.143cm" svg:height="0.646cm" svg:x="9.89cm" svg:y="6.334cm">
          <draw:text-box>
            <text:p><text:span text:style-name="T14">pull</text:span></text:p>
          </draw:text-box>
        </draw:frame>
        <draw:custom-shape draw:style-name="gr111" draw:text-style-name="P25" draw:layer="layout" svg:width="1.651cm" svg:height="0.635cm" svg:x="6.842cm" svg:y="6.08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5" draw:layer="layout" svg:width="1.651cm" svg:height="0.635cm" svg:x="6.969cm" svg:y="6.207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1.651cm" svg:height="0.635cm" svg:x="7.096cm" svg:y="6.334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5" draw:layer="layout" svg:width="1.651cm" svg:height="0.635cm" svg:x="4.81cm" svg:y="4.683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5" draw:layer="layout" svg:width="1.651cm" svg:height="0.635cm" svg:x="4.937cm" svg:y="4.81cm">
          <text:p text:style-name="P12"><text:span text:style-name="T12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4" draw:layer="layout" svg:width="1.651cm" svg:height="0.635cm" svg:x="5.064cm" svg:y="4.937cm">
          <text:p text:style-name="P12"><text:span text:style-name="T1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9" draw:text-style-name="P4" draw:layer="layout" draw:type="curve" svg:x1="11.345cm" svg:y1="9.89cm" svg:x2="9.109cm" svg:y2="10.271cm" draw:start-shape="id67" draw:start-glue-point="6" draw:end-shape="id65" svg:d="M11345 9890c0 1323-2236 1132-2236 381" svg:viewBox="0 0 2237 971">
          <text:p/>
        </draw:connector>
        <draw:custom-shape draw:style-name="gr133" draw:text-style-name="P27" draw:layer="layout" svg:width="2.591cm" svg:height="1.016cm" svg:x="7.858cm" svg:y="1.508cm">
          <text:p text:style-name="P12"><text:span text:style-name="T12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3" draw:text-style-name="P27" draw:layer="layout" svg:width="2.438cm" svg:height="1.016cm" svg:x="10.754cm" svg:y="1.508cm">
          <text:p text:style-name="P12"><text:span text:style-name="T12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2" draw:display-name="Hatching 2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cik</meta:initial-creator>
    <meta:creation-date>2013-03-17T11:50:53</meta:creation-date>
    <dc:date>2018-06-21T14:25:58.180603911</dc:date>
    <dc:creator>Radovan Semancik</dc:creator>
    <meta:editing-duration>PT18H30M40S</meta:editing-duration>
    <meta:editing-cycles>27</meta:editing-cycles>
    <meta:generator>LibreOffice/5.1.6.2$Linux_X86_64 LibreOffice_project/10m0$Build-2</meta:generator>
    <meta:document-statistic meta:object-count="487"/>
  </office:meta>
</office:document-meta>
</file>